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a9ab" officeooo:paragraph-rsid="001ea9a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b4c2" officeooo:paragraph-rsid="001eb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" fo:font-size="11pt" style:font-size-asian="11pt" style:font-name-complex="Arial1"/>
    </style:style>
    <style:style style:name="P6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f116a"/>
    </style:style>
    <style:style style:name="T2" style:family="text">
      <style:text-properties officeooo:rsid="001f17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30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Schnelsuche implementiere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auf allen Ansichten eine Schnellsuche zur verfügung haben, in der ich direkt eine textuelle Ticketsuche starten kan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3">- Die <text:span text:style-name="T2">obere </text:span>Menüleiste wurde um ein Suchfeld erweitert</text:p>
            <text:p text:style-name="P3">- Nach einer Eingabe im Suchfeld wird die Suchansicht geöffnet , wobei die zum eingegebenen <text:span text:style-name="T1">T</text:span>ext korrespondierenden Tickets bereits aufgelistet sind.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2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7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1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0,5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0T10:26:49.025000000</dc:date>
    <meta:editing-cycles>10</meta:editing-cycles>
    <meta:editing-duration>PT2H13M31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0" meta:word-count="74" meta:character-count="525" meta:non-whitespace-character-count="471"/>
    <meta:template xlink:type="simple" xlink:actuate="onRequest" xlink:title="Normal" xlink:href=""/>
  </office:meta>
</office:document-meta>
</file>